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d9616"/>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d9616" officeooo:paragraph-rsid="001d9616"/>
    </style:style>
    <style:style style:name="P5" style:family="paragraph" style:parent-style-name="Standard" style:list-style-name="L1">
      <style:text-properties fo:language="en" fo:country="US" officeooo:rsid="001ee159" officeooo:paragraph-rsid="001ee159"/>
    </style:style>
    <style:style style:name="P6" style:family="paragraph" style:parent-style-name="Standard" style:list-style-name="L1">
      <style:text-properties fo:language="en" fo:country="US" officeooo:rsid="001ee159" officeooo:paragraph-rsid="001ee159" fo:background-color="#66ff66"/>
    </style:style>
    <style:style style:name="P7" style:family="paragraph" style:parent-style-name="Standard" style:list-style-name="L1">
      <style:text-properties fo:language="en" fo:country="US" officeooo:rsid="002553d6" officeooo:paragraph-rsid="002553d6" fo:background-color="#66ff66"/>
    </style:style>
    <style:style style:name="P8" style:family="paragraph" style:parent-style-name="Standard" style:list-style-name="L1">
      <style:text-properties fo:language="en" fo:country="US" officeooo:rsid="002a1cf0" officeooo:paragraph-rsid="002a1cf0" fo:background-color="#66ff66"/>
    </style:style>
    <style:style style:name="P9" style:family="paragraph" style:parent-style-name="Standard" style:list-style-name="L1">
      <style:text-properties fo:language="en" fo:country="US" officeooo:rsid="002a6656" officeooo:paragraph-rsid="002a6656" fo:background-color="#66ff66"/>
    </style:style>
    <style:style style:name="P10" style:family="paragraph" style:parent-style-name="Standard" style:list-style-name="L1">
      <style:text-properties fo:language="en" fo:country="US" officeooo:rsid="001f61f8" officeooo:paragraph-rsid="001f61f8"/>
    </style:style>
    <style:style style:name="P11" style:family="paragraph" style:parent-style-name="Standard" style:list-style-name="L1">
      <style:text-properties fo:language="en" fo:country="US" officeooo:rsid="001fcb0e" officeooo:paragraph-rsid="001fcb0e"/>
    </style:style>
    <style:style style:name="P12" style:family="paragraph" style:parent-style-name="Standard" style:list-style-name="L1">
      <style:text-properties fo:language="en" fo:country="US" officeooo:rsid="0026b548" officeooo:paragraph-rsid="0026b548" fo:background-color="#ffff00"/>
    </style:style>
    <style:style style:name="P13" style:family="paragraph" style:parent-style-name="Standard" style:list-style-name="L1">
      <style:text-properties fo:language="en" fo:country="US" officeooo:rsid="001a62ae" officeooo:paragraph-rsid="001a62ae"/>
    </style:style>
    <style:style style:name="T1" style:family="text">
      <style:text-properties fo:color="#808080" fo:font-style="italic" officeooo:rsid="001d9616" style:font-style-asian="italic" style:font-style-complex="italic"/>
    </style:style>
    <style:style style:name="T2" style:family="text">
      <style:text-properties fo:color="#808080" fo:font-style="italic" officeooo:rsid="001df71c" style:font-style-asian="italic" style:font-style-complex="italic"/>
    </style:style>
    <style:style style:name="T3" style:family="text">
      <style:text-properties officeooo:rsid="001df71c"/>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3138870670" text:style-name="L1">
        <text:list-item>
          <text:p text:style-name="P4">201705<text:span text:style-name="T3">29:</text:span></text:p>
          <text:list>
            <text:list-item>
              <text:p text:style-name="P5">Kevin’s notes and goals from email on 25 May 2017:</text:p>
              <text:list>
                <text:list-item>
                  <text:p text:style-name="P5">My must do's for Wednesday:</text:p>
                  <text:list>
                    <text:list-item>
                      <text:p text:style-name="P5">1) Put the rest of my robot's subsystem together</text:p>
                    </text:list-item>
                    <text:list-item>
                      <text:p text:style-name="P5">2) Put an electrical diagram together with enough detail so the other leaders with littler Arduino experience than me can help</text:p>
                      <text:list>
                        <text:list-item>
                          <text:p text:style-name="P5">GABE’S RECOMMENDATION: NO DIAGRAM NEEDED, DO A PINOUT DESCRIPTION IN A LIST OR TABLE INSTEAD </text:p>
                        </text:list-item>
                      </text:list>
                    </text:list-item>
                    <text:list-item>
                      <text:p text:style-name="P6">3) Figure out how to use the H-bridges to manipulate the electromagnets</text:p>
                    </text:list-item>
                  </text:list>
                </text:list-item>
                <text:list-item>
                  <text:p text:style-name="P5">Nice to do's by Wednesday:</text:p>
                  <text:list>
                    <text:list-item>
                      <text:p text:style-name="P5">4) Figure out how to make the Arduino Nanos load off the Arduino Uno software so I don't confuse the boys/leaders when they switch from one Arduino to the other (since we're using two Arduinos)</text:p>
                      <text:list>
                        <text:list-item>
                          <text:p text:style-name="P10">GS note to Kevin: I CAN HELP HERE; FOR FUTURE USE BUY ONE OF THESE ASAP: </text:p>
                          <text:list>
                            <text:list-item>
                              <text:p text:style-name="P11"><text:a xlink:type="simple" xlink:href="http://www.ebay.com/itm/USBASP-USBISP-AVR-Programmer-Adapter-10-Pin-Cable-USB-ATMEGA8-ATMEGA128-GM-/262130708242" text:style-name="Internet_20_link" text:visited-style-name="Visited_20_Internet_20_Link">http://www.ebay.com/itm/USBASP-USBISP-AVR-Programmer-Adapter-10-Pin-Cable-USB-ATMEGA8-ATMEGA128-GM-/262130708242</text:a> </text:p>
                            </text:list-item>
                            <text:list-item>
                              <text:p text:style-name="P11">AND <text:a xlink:type="simple" xlink:href="http://www.ebay.com/itm/2pcs-10Pin-Convert-to-Standard-6Pin-Adapter-Board-F-ATMEL-AVRISP-USBASP-STK500-G-/262136733167" text:style-name="Internet_20_link" text:visited-style-name="Visited_20_Internet_20_Link">http://www.ebay.com/itm/2pcs-10Pin-Convert-to-Standard-6Pin-Adapter-Board-F-ATMEL-AVRISP-USBASP-STK500-G-/262136733167</text:a> </text:p>
                            </text:list-item>
                          </text:list>
                        </text:list-item>
                      </text:list>
                    </text:list-item>
                    <text:list-item>
                      <text:p text:style-name="P5">5) Improve the stepper motor code</text:p>
                      <text:list>
                        <text:list-item>
                          <text:p text:style-name="P5">a) Rewrite the function so the user can specify degrees; determine if more sophistication is needed to determine the absolute position of the stepper motor (some sort of sensor to know absolute position of stepper motor)</text:p>
                        </text:list-item>
                        <text:list-item>
                          <text:p text:style-name="P5">b) Write another function for the stepper motor that doesn't hold up the loop</text:p>
                        </text:list-item>
                      </text:list>
                    </text:list-item>
                    <text:list-item>
                      <text:p text:style-name="P5">6) Incorporate Gabe's improved ping sensor code</text:p>
                    </text:list-item>
                    <text:list-item>
                      <text:p text:style-name="P5">7) Edit all code to make non-blocking</text:p>
                      <text:list>
                        <text:list-item>
                          <text:p text:style-name="P8">GS: including things like the car dance, and other sequential “do this, then that” type events. Note that this could be quite challenging and may require some rather sophisticated mechanisms to implement it. One such mechanism, for instance, could be using a set of arrays as follows:</text:p>
                          <text:list>
                            <text:list-item>
                              <text:p text:style-name="P8">byte carActions[] = {carForward(), carRight(), carLeft(), carBack(), doADance(), avoidObstacles()};</text:p>
                            </text:list-item>
                            <text:list-item>
                              <text:p text:style-name="P8">unsigned int carActionTimes[] = {4000, 360, 700, 1000, NA, FOREVER};</text:p>
                            </text:list-item>
                            <text:list-item>
                              <text:p text:style-name="P8">doCarActions(carActions, carActionTimes); //begin the sequence above </text:p>
                            </text:list-item>
                          </text:list>
                        </text:list-item>
                      </text:list>
                    </text:list-item>
                  </text:list>
                </text:list-item>
                <text:list-item>
                  <text:p text:style-name="P5">Nice to do's by Wed, 14 Jun:</text:p>
                  <text:list>
                    <text:list-item>
                      <text:p text:style-name="P5">8) IR code, so boys can change 'mode' of robot</text:p>
                    </text:list-item>
                    <text:list-item>
                      <text:p text:style-name="P5">9) Bluetooth code so boys can change 'mode' of robot</text:p>
                    </text:list-item>
                  </text:list>
                </text:list-item>
              </text:list>
            </text:list-item>
            <text:list-item>
              <text:p text:style-name="P7">Write <text:span text:style-name="T4">eRCaGuy_Peer2Peer</text:span> library to get 2 Arduinos to talk to eachother using any 2 pins, and no timers/counters or interrupts!</text:p>
            </text:list-item>
            <text:list-item>
              <text:p text:style-name="P12">Implement my more robust “ultrasonic_sensor.ino” (which has digital signal processing, median filter with moving window and all) ultrasonic sensor code once Kevin has tested the current v0_3_0 code to ensure it works. </text:p>
            </text:list-item>
            <text:list-item>
              <text:p text:style-name="P12">After that, eventually implement some ping reader code with is NOT blocking, but which rather uses Pin Change interrupts instead. </text:p>
            </text:list-item>
          </text:list>
        </text:list-item>
        <text:list-item>
          <text:p text:style-name="P9">20170530:</text:p>
          <text:list>
            <text:list-item>
              <text:p text:style-name="P9">When able, go back to your first robotic car code from Christmas 2015, that you did with <text:soft-page-break/>Michael and Kevin and David, and copy its more sophisticated driving functions which had fully-controllable <text:span text:style-name="T4">throttle</text:span>, <text:span text:style-name="T4">steering</text:span>, and <text:span text:style-name="T4">slew rates</text:span> implemented! Copy this code, and any other code you see that’s very useful, out to be implemented here too.</text:p>
            </text:list-item>
            <text:list-item>
              <text:p text:style-name="P4">d</text:p>
            </text:list-item>
            <text:list-item>
              <text:p text:style-name="P4">d</text:p>
            </text:list-item>
          </text:list>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text:p>
        </text:list-item>
        <text:list-item>
          <text:p text:style-name="P13">dd</text:p>
        </text:list-item>
        <text:list-item>
          <text:p text:style-name="P13">d</text:p>
        </text:list-item>
        <text:list-item>
          <text:p text:style-name="P13">d</text:p>
        </text:list-item>
        <text:list-item>
          <text:p text:style-name="P13"/>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d9616"/>
    </style:style>
    <style:style style:name="MT1" style:family="text">
      <style:text-properties fo:color="#808080" fo:font-style="italic" officeooo:rsid="001d9616" style:font-style-asian="italic" style:font-style-complex="italic"/>
    </style:style>
    <style:style style:name="MT2" style:family="text">
      <style:text-properties fo:color="#808080" fo:font-style="italic" officeooo:rsid="001df71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legoo robot car - what to work on next –</text:span><text:span text:style-name="MT2"> Gabriel </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0M38S</meta:editing-duration>
    <meta:editing-cycles>16</meta:editing-cycles>
    <meta:generator>LibreOffice/5.3.2.2$Windows_X86_64 LibreOffice_project/6cd4f1ef626f15116896b1d8e1398b56da0d0ee1</meta:generator>
    <dc:date>2017-05-30T09:53:12.032000000</dc:date>
    <meta:document-statistic meta:table-count="0" meta:image-count="0" meta:object-count="0" meta:page-count="2" meta:paragraph-count="50" meta:word-count="509" meta:character-count="2958" meta:non-whitespace-character-count="2537"/>
    <meta:user-defined meta:name="Info 1"/>
    <meta:user-defined meta:name="Info 2"/>
    <meta:user-defined meta:name="Info 3"/>
    <meta:user-defined meta:name="Info 4"/>
  </office:meta>
</office:document-meta>
</file>